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ymbol" svg:font-family="Symbol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0701in" fo:margin-left="0.3625in" table:align="left" style:writing-mode="lr-tb"/>
    </style:style>
    <style:style style:name="Table4.A" style:family="table-column">
      <style:table-column-properties style:column-width="5.159in"/>
    </style:style>
    <style:style style:name="Table4.B" style:family="table-column">
      <style:table-column-properties style:column-width="0.911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ection_20_Text">
      <style:paragraph-properties fo:margin-left="0.3937in" fo:margin-right="0in" fo:text-indent="0in" style:auto-text-indent="false"/>
      <style:text-properties officeooo:paragraph-rsid="00119bbf"/>
    </style:style>
    <style:style style:name="P2" style:family="paragraph" style:parent-style-name="Section_20_Text">
      <style:paragraph-properties fo:margin-left="0.3937in" fo:margin-right="0in" fo:text-indent="0in" style:auto-text-indent="false"/>
      <style:text-properties officeooo:rsid="00119bbf" officeooo:paragraph-rsid="00119bbf"/>
    </style:style>
    <style:style style:name="P3" style:family="paragraph" style:parent-style-name="Section_20_Text">
      <style:paragraph-properties fo:margin-top="0in" fo:margin-bottom="0in" style:contextual-spacing="false" style:snap-to-layout-grid="false"/>
      <style:text-properties style:font-name="Calibri" fo:font-weight="normal" officeooo:rsid="00119bbf" officeooo:paragraph-rsid="00152d04" style:font-weight-asian="normal" style:font-name-complex="Calibri" style:font-weight-complex="normal"/>
    </style:style>
    <style:style style:name="P4" style:family="paragraph" style:parent-style-name="Section_20_Text">
      <style:paragraph-properties fo:margin-top="0in" fo:margin-bottom="0in" style:contextual-spacing="false" style:snap-to-layout-grid="false"/>
      <style:text-properties style:font-name="Calibri" fo:font-weight="normal" officeooo:rsid="00152d04" officeooo:paragraph-rsid="00152d04" style:font-weight-asian="normal" style:font-name-complex="Calibri" style:font-weight-complex="normal"/>
    </style:style>
    <style:style style:name="P5" style:family="paragraph" style:parent-style-name="Section_20_Text">
      <style:paragraph-properties fo:margin-top="0in" fo:margin-bottom="0in" style:contextual-spacing="false" style:snap-to-layout-grid="false"/>
      <style:text-properties style:font-name="Calibri" fo:font-weight="normal" officeooo:rsid="0016cc70" officeooo:paragraph-rsid="0016cc70" style:font-weight-asian="normal" style:font-name-complex="Calibri" style:font-weight-complex="normal"/>
    </style:style>
    <style:style style:name="P6" style:family="paragraph" style:parent-style-name="Section_20_Text">
      <style:paragraph-properties fo:margin-top="0in" fo:margin-bottom="0in" style:contextual-spacing="false" style:snap-to-layout-grid="false"/>
      <style:text-properties style:font-name="Calibri" fo:font-weight="normal" officeooo:rsid="0016cc70" officeooo:paragraph-rsid="00184a98" style:font-weight-asian="normal" style:font-name-complex="Calibri" style:font-weight-complex="normal"/>
    </style:style>
    <style:style style:name="P7" style:family="paragraph" style:parent-style-name="Section_20_Text">
      <style:paragraph-properties fo:margin-top="0in" fo:margin-bottom="0in" style:contextual-spacing="false"/>
      <style:text-properties style:font-name="Calibri" fo:font-size="12pt" fo:font-weight="normal" officeooo:rsid="00119bbf" officeooo:paragraph-rsid="00119bbf" style:font-size-asian="12pt" style:font-weight-asian="normal" style:font-name-complex="Calibri" style:font-size-complex="12pt" style:font-weight-complex="normal"/>
    </style:style>
    <style:style style:name="P8" style:family="paragraph" style:parent-style-name="Section_20_Text">
      <style:paragraph-properties fo:margin-top="0in" fo:margin-bottom="0in" style:contextual-spacing="false"/>
      <style:text-properties style:font-name="Calibri" fo:font-size="12pt" fo:font-weight="normal" officeooo:rsid="00157261" officeooo:paragraph-rsid="00157261" style:font-size-asian="12pt" style:font-weight-asian="normal" style:font-name-complex="Calibri" style:font-size-complex="12pt" style:font-weight-complex="normal"/>
    </style:style>
    <style:style style:name="P9" style:family="paragraph" style:parent-style-name="Section_20_Text">
      <style:paragraph-properties fo:margin-top="0in" fo:margin-bottom="0in" style:contextual-spacing="false" style:snap-to-layout-grid="false"/>
      <style:text-properties style:font-name="Calibri" fo:font-weight="bold" officeooo:rsid="00119bbf" officeooo:paragraph-rsid="00152d04" style:font-weight-asian="bold" style:font-name-complex="Calibri" style:font-weight-complex="bold"/>
    </style:style>
    <style:style style:name="P10" style:family="paragraph" style:parent-style-name="Section_20_Text">
      <style:paragraph-properties fo:margin-top="0in" fo:margin-bottom="0in" style:contextual-spacing="false" style:snap-to-layout-grid="false"/>
      <style:text-properties style:font-name="Calibri" fo:font-weight="bold" officeooo:rsid="00152d04" officeooo:paragraph-rsid="00152d04" style:font-weight-asian="bold" style:font-name-complex="Calibri" style:font-weight-complex="bold"/>
    </style:style>
    <style:style style:name="P11" style:family="paragraph" style:parent-style-name="Section_20_Text">
      <style:paragraph-properties fo:margin-top="0in" fo:margin-bottom="0in" style:contextual-spacing="false" style:snap-to-layout-grid="false"/>
      <style:text-properties style:font-name="Calibri" fo:font-weight="bold" officeooo:rsid="0016cc70" officeooo:paragraph-rsid="00184a98" style:font-weight-asian="bold" style:font-name-complex="Calibri" style:font-weight-complex="bold"/>
    </style:style>
    <style:style style:name="P12" style:family="paragraph" style:parent-style-name="Section_20_Text">
      <style:paragraph-properties fo:margin-top="0in" fo:margin-bottom="0in" style:contextual-spacing="false" style:snap-to-layout-grid="false"/>
      <style:text-properties style:font-name="Calibri" fo:font-weight="bold" officeooo:rsid="0016cc70" officeooo:paragraph-rsid="0016cc70" style:font-weight-asian="bold" style:font-name-complex="Calibri" style:font-weight-complex="bold"/>
    </style:style>
    <style:style style:name="P13" style:family="paragraph" style:parent-style-name="Contents_20_1">
      <style:text-properties fo:font-size="14pt" officeooo:rsid="00119bbf" officeooo:paragraph-rsid="00119bbf" style:font-size-asian="14pt" style:font-name-complex="Calibri"/>
    </style:style>
    <style:style style:name="P14" style:family="paragraph" style:parent-style-name="Contents_20_1">
      <style:paragraph-properties style:snap-to-layout-grid="false"/>
      <style:text-properties fo:font-size="14pt" officeooo:rsid="00157261" officeooo:paragraph-rsid="00157261" style:font-size-asian="14pt" style:font-name-complex="Calibri"/>
    </style:style>
    <style:style style:name="P15" style:family="paragraph" style:parent-style-name="Contents_20_1">
      <style:paragraph-properties style:snap-to-layout-grid="false"/>
      <style:text-properties fo:font-size="14pt" officeooo:rsid="0017ed89" officeooo:paragraph-rsid="0017ed89" style:font-size-asian="14pt" style:font-name-complex="Calibri"/>
    </style:style>
    <style:style style:name="P16" style:family="paragraph" style:parent-style-name="Standard">
      <style:text-properties fo:font-size="10pt" fo:font-weight="bold" officeooo:paragraph-rsid="00119bbf" style:font-name-asian="Times New Roman" style:font-size-asian="10pt" style:font-weight-asian="bold" style:font-name-complex="Times New Roman"/>
    </style:style>
    <style:style style:name="P17" style:family="paragraph" style:parent-style-name="Standard">
      <style:text-properties style:font-name="Calibri" fo:font-weight="bold" officeooo:rsid="00119bbf" officeooo:paragraph-rsid="00119bbf" style:font-weight-asian="bold" style:font-name-complex="Calibri" style:font-weight-complex="bold"/>
    </style:style>
    <style:style style:name="T1" style:family="text">
      <style:text-properties style:font-name="Calibri" style:font-name-complex="Calibri"/>
    </style:style>
    <style:style style:name="T2" style:family="text">
      <style:text-properties style:font-name="Calibri" fo:font-weight="bold" style:font-weight-asian="bold" style:font-name-complex="Calibri"/>
    </style:style>
    <style:style style:name="T3" style:family="text">
      <style:text-properties style:font-name="Calibri" fo:font-weight="bold" officeooo:rsid="00184a98" style:font-weight-asian="bold" style:font-name-complex="Calibri"/>
    </style:style>
    <style:style style:name="T4" style:family="text">
      <style:text-properties officeooo:rsid="00152d04"/>
    </style:style>
    <style:style style:name="T5" style:family="text">
      <style:text-properties officeooo:rsid="00184a98"/>
    </style:style>
    <style:style style:name="T6" style:family="text">
      <style:text-properties officeooo:rsid="001908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ache Flume</text:p>
      <text:p text:style-name="P1"><text:span text:style-name="T1">Lesson Duration:</text:span><text:span text:style-name="T2"> </text:span><text:span text:style-name="T3">6 Hours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7">Introduction</text:p>
            <text:p text:style-name="P7">Application of Flume</text:p>
            <text:p text:style-name="P8">Difference between Apache Flume and Kafka</text:p>
            <text:p text:style-name="P3">Data Flow</text:p>
            <text:p text:style-name="P9">Architecture</text:p>
            <text:p text:style-name="P3"><text:s text:c="3"/><text:span text:style-name="T4">Flume Event</text:span></text:p>
            <text:p text:style-name="P3"><text:s text:c="3"/><text:span text:style-name="T4">Data Flow</text:span></text:p>
            <text:p text:style-name="P3"><text:s text:c="3"/><text:span text:style-name="T4">Source</text:span></text:p>
            <text:p text:style-name="P3"><text:s text:c="3"/><text:span text:style-name="T4">Channel </text:span></text:p>
            <text:p text:style-name="P3"><text:s text:c="3"/><text:span text:style-name="T4">Sink</text:span></text:p>
          </table:table-cell>
          <table:table-cell table:style-name="Table4.B1" office:value-type="string">
            <text:p text:style-name="P13">2 Hours</text:p>
          </table:table-cell>
        </table:table-row>
        <table:table-row table:style-name="Table4.1">
          <table:table-cell table:style-name="Table4.A2" office:value-type="string">
            <text:p text:style-name="P10">Additional Operations on Flume</text:p>
            <text:p text:style-name="P4"><text:s text:c="3"/>Interceptors</text:p>
            <text:p text:style-name="P4"><text:s text:c="3"/>Channel Selectors</text:p>
            <text:p text:style-name="P10">Apache Flume- Data Fl<text:span text:style-name="T6">ow</text:span></text:p>
            <text:p text:style-name="P4"><text:s text:c="3"/>multi-hop Flow</text:p>
            <text:p text:style-name="P4"><text:s text:c="3"/>Fan-out Flow</text:p>
            <text:p text:style-name="P4"><text:s text:c="3"/>Fan-in Flow</text:p>
            <text:p text:style-name="P11">Installing Flume</text:p>
            <text:p text:style-name="P6"><text:s text:c="3"/>Configuring Flume</text:p>
            <text:p text:style-name="P6"><text:s text:c="3"/>Verifying the installation</text:p>
          </table:table-cell>
          <table:table-cell table:style-name="Table4.B2" office:value-type="string">
            <text:p text:style-name="P14">2 Hours</text:p>
          </table:table-cell>
        </table:table-row>
        <table:table-row table:style-name="Table4.1">
          <table:table-cell table:style-name="Table4.A2" office:value-type="string">
            <text:p text:style-name="P12">Apache Flume Configuration</text:p>
            <text:p text:style-name="P5"><text:s text:c="3"/>Naming the Components</text:p>
            <text:p text:style-name="P5"><text:s text:c="3"/>Describing the Source</text:p>
            <text:p text:style-name="P5"><text:s text:c="3"/>Describing the Sink</text:p>
            <text:p text:style-name="P5"><text:s text:c="3"/>Describing the Channel</text:p>
            <text:p text:style-name="P5"><text:s text:c="3"/>Binding the Source and the Sink to the Channel</text:p>
            <text:p text:style-name="P5"><text:s text:c="3"/>Starting a Flume Agent</text:p>
            <text:p text:style-name="P11">Apache Flume- Case Study</text:p>
            <text:p text:style-name="P6"><text:s text:c="3"/><text:span text:style-name="T5">Transferring file to HDFS</text:span></text:p>
          </table:table-cell>
          <table:table-cell table:style-name="Table4.B2" office:value-type="string">
            <text:p text:style-name="P15">2 Hours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ymbol" svg:font-family="Symbol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ection_20_Text" style:display-name="Section Text" style:family="paragraph" style:parent-style-name="Standard">
      <style:paragraph-properties fo:margin-top="0.0835in" fo:margin-bottom="0.0835in" style:contextual-spacing="false"/>
    </style:style>
    <style:style style:name="Contents_20_1" style:display-name="Contents 1" style:family="paragraph" style:class="index">
      <style:paragraph-properties fo:orphans="2" fo:widows="2" fo:hyphenation-ladder-count="no-limit"/>
      <style:text-properties style:use-window-font-color="true" style:font-name="Times New Roman" fo:font-family="'Times New Roman'" style:font-family-generic="roman" fo:font-size="10pt" fo:language="en" fo:country="US" style:font-name-asian="Times New Roman" style:font-family-asian="'Times New Roman'" style:font-family-generic-asian="roman" style:font-size-asian="10pt" style:language-asian="zh" style:country-asian="CN" style:font-name-complex="Times New Roman" style:font-family-complex="'Times New Roman'" style:font-family-generic-complex="roman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4z0" style:family="text">
      <style:text-properties style:font-name="Symbol" fo:font-family="Symbol" style:font-family-generic="roman" fo:font-size="12pt" style:font-size-asian="12pt" style:font-name-complex="Symbol" style:font-family-complex="Symbol" style:font-family-generic-complex="roman" style:font-size-complex="12pt"/>
    </style:style>
    <style:style style:name="WW8Num4z1" style:family="text">
      <style:text-properties style:font-name="Calibri" fo:font-family="Calibri" style:font-family-generic="swiss" fo:font-weight="normal" style:font-weight-asian="normal" style:font-name-complex="Calibri" style:font-family-complex="Calibri" style:font-family-generic-complex="swiss" style:font-weight-complex="norma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1:32:50.503000000</meta:creation-date>
    <dc:date>2017-07-31T10:58:57.196000000</dc:date>
    <meta:editing-duration>PT12M16S</meta:editing-duration>
    <meta:editing-cycles>5</meta:editing-cycles>
    <meta:generator>LibreOffice/4.2.4.2$Windows_x86 LibreOffice_project/63150712c6d317d27ce2db16eb94c2f3d7b699f8</meta:generator>
    <meta:document-statistic meta:table-count="1" meta:image-count="0" meta:object-count="0" meta:page-count="1" meta:paragraph-count="34" meta:word-count="92" meta:character-count="650" meta:non-whitespace-character-count="534"/>
  </office:meta>
</office:document-meta>
</file>